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cm" fo:margin-bottom="0.499cm" style:contextual-spacing="false"/>
    </style:style>
    <style:style style:name="P2" style:family="paragraph" style:parent-style-name="Standard">
      <style:text-properties fo:font-weight="bold" style:font-weight-asian="bold" style:font-weight-complex="bold"/>
    </style:style>
    <style:style style:name="P3" style:family="paragraph" style:parent-style-name="Standard">
      <style:text-properties officeooo:rsid="00187900" officeooo:paragraph-rsid="001879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How to read and write data in network driver</text:p>
      <text:p text:style-name="Standard"/>
      <text:p text:style-name="Standard">https://pdos.csail.mit.edu/6.828/2010/labs/lab6/ <text:s/></text:p>
      <text:p text:style-name="Standard"/>
      <text:p text:style-name="P2">The Network Interface Card</text:p>
      <text:p text:style-name="Standard"><text:tab/> Writing a driver requires knowing in depth the hardware and the interface presented to the software. Understanding the hardware is easiest when the manufacturer provides manuals. Luckily for us, Intel has provided a very good set of manuals for the 82559ER, and you will have to get very well acquainted with them. </text:p>
      <text:p text:style-name="Standard"><text:tab/> </text:p>
      <text:p text:style-name="Standard"><text:tab/> </text:p>
      <text:p text:style-name="P2">PCI Interface</text:p>
      <text:p text:style-name="Standard"><text:tab/>The E100 is a PCI device, which means it plugs into the PCI bus on the motherboard. The PCI bus has address, data, and interrupt lines, and allows the CPU to communicate with PCI devices and PCI devices to read and write memory. A PCI device needs to be discovered and initialized before it can be used. Discovery is the process of walking the PCI bus looking for attached devices. Initialization is the process of allocating I/O and memory space as well as negotiating the IRQ line for the device to use. </text:p>
      <text:p text:style-name="Text_20_body">We have provided you with PCI code in <text:span text:style-name="Teletype">kern/pci.c</text:span>. To perform PCI initialization during boot, the PCI code walks the PCI bus looking for devices. When it finds a device, it read its vendor ID and device ID and uses these two values as a key to search the <text:span text:style-name="Source_20_Text">pci_attach_vendor</text:span> array. The array is composed of <text:span text:style-name="Source_20_Text">struct pci_driver</text:span> entries like this: </text:p>
      <text:p text:style-name="Preformatted_20_Text">struct pci_driver {</text:p>
      <text:p text:style-name="Preformatted_20_Text"><text:s text:c="4"/>uint32_t key1, key2;</text:p>
      <text:p text:style-name="Preformatted_20_Text"><text:s text:c="4"/>int (*attachfn) (struct pci_func *pcif);</text:p>
      <text:p text:style-name="P1">};</text:p>
      <text:p text:style-name="P3">Youtube Links :- </text:p>
      <text:p text:style-name="P3"/>
      <text:p text:style-name="P3">https://www.youtube.com/watch?v=aq0TLYXGQC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7T11:55:19.387892797</meta:creation-date>
    <dc:date>2023-04-07T18:03:28.122260271</dc:date>
    <meta:editing-duration>PT5H47M47S</meta:editing-duration>
    <meta:editing-cycles>1</meta:editing-cycles>
    <meta:document-statistic meta:table-count="0" meta:image-count="0" meta:object-count="0" meta:page-count="1" meta:paragraph-count="15" meta:word-count="237" meta:character-count="1451" meta:non-whitespace-character-count="1206"/>
    <meta:generator>LibreOffice/7.3.7.2$Linux_X86_64 LibreOffice_project/30$Build-2</meta:generator>
  </office:meta>
</office:document-meta>
</file>